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onsolas" svg:font-family="Consolas"/>
    <style:font-face style:name="Sans" svg:font-family="Sans"/>
    <style:font-face style:name="F" svg:font-family="" style:font-family-generic="roman"/>
    <style:font-face style:name="Sans1" svg:font-family="Sans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5.094cm"/>
    </style:style>
    <style:style style:name="co6" style:family="table-column">
      <style:table-column-properties fo:break-before="auto" style:column-width="4.549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584cm"/>
    </style:style>
    <style:style style:name="co10" style:family="table-column">
      <style:table-column-properties fo:break-before="auto" style:column-width="2.267cm"/>
    </style:style>
    <style:style style:name="ro4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0.854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style:style style:name="ce1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1pt" fo:language="en" fo:country="US" fo:font-style="normal" style:text-underline-style="none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ce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666666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ext-properties fo:color="#666666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13" style:family="table-cell" style:parent-style-name="Default">
      <style:text-properties fo:color="#000000" style:text-outline="false" style:text-line-through-styl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9" table:default-cell-style-name="ce14"/>
        <table:table-column table:style-name="co2" table:number-columns-repeated="127" table:default-cell-style-name="Gnumeric-default"/>
        <table:table-row table:style-name="ro4">
          <table:table-cell office:value-type="string">
            <text:p>ActionComponent</text:p>
          </table:table-cell>
          <table:table-cell table:number-columns-repeated="127"/>
        </table:table-row>
        <table:table-row table:style-name="ro4">
          <table:table-cell table:style-name="ce15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16" office:value-type="string">
            <text:p>OutletForgotPassword</text:p>
          </table:table-cell>
          <table:table-cell table:number-columns-repeated="127"/>
        </table:table-row>
        <table:table-row table:style-name="ro4">
          <table:table-cell table:style-name="ce17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11" table:default-cell-style-name="Default"/>
        <table:table-column table:style-name="co10" table:number-columns-repeated="898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7" office:value-type="string">
            <text:p>OutletEmail</text:p>
          </table:table-cell>
          <table:table-cell table:style-name="ce9" office:value-type="string">
            <text:p>OutletPassword</text:p>
          </table:table-cell>
          <table:table-cell table:style-name="ce7" office:value-type="string">
            <text:p>MailinatorEmail</text:p>
          </table:table-cell>
          <table:table-cell table:style-name="ce12" office:value-type="string">
            <text:p>OutletNewPassword</text:p>
          </table:table-cell>
          <table:table-cell table:style-name="ce12" office:value-type="string">
            <text:p>OutletConfirmPassword</text:p>
          </table:table-cell>
          <table:table-cell table:style-name="ce18" table:number-columns-repeated="111"/>
          <table:table-cell table:style-name="ce19" table:number-columns-repeated="898"/>
        </table:table-row>
        <table:table-row table:style-name="ro5">
          <table:table-cell table:style-name="ce6" office:value-type="string">
            <text:p><text:a xlink:href="http://staging.1stroundonme.com/outlet">http://staging.1stroundonme.com/outlet</text:a></text:p>
          </table:table-cell>
          <table:table-cell table:style-name="ce8" office:value-type="string">
            <text:p>levis123@mailinator.com</text:p>
          </table:table-cell>
          <table:table-cell table:style-name="Default" office:value-type="string">
            <text:p>Cobra@1234</text:p>
          </table:table-cell>
          <table:table-cell table:style-name="ce8" office:value-type="string">
            <text:p/>
            <text:p>levis123@mailinator.com </text:p>
          </table:table-cell>
          <table:table-cell office:value-type="string">
            <text:p>Test@6969</text:p>
          </table:table-cell>
          <table:table-cell table:style-name="ce13" office:value-type="string">
            <text:p>Test@6969</text:p>
          </table:table-cell>
          <table:table-cell table:style-name="ce8" table:number-columns-repeated="111"/>
          <table:table-cell table:number-columns-repeated="898"/>
        </table:table-row>
        <table:table-row table:style-name="ro5" table:number-rows-repeated="126">
          <table:table-cell/>
          <table:table-cell table:style-name="ce8"/>
          <table:table-cell table:style-name="ce10"/>
          <table:table-cell table:style-name="ce8" table:number-columns-repeated="114"/>
          <table:table-cell table:number-columns-repeated="898"/>
        </table:table-row>
        <table:table-row table:style-name="ro5" table:number-rows-repeated="1048447">
          <table:table-cell table:number-columns-repeated="1015"/>
        </table:table-row>
        <table:table-row table:style-name="ro5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onsolas" svg:font-family="Consolas"/>
    <style:font-face style:name="Sans" svg:font-family="Sans"/>
    <style:font-face style:name="F" svg:font-family="" style:font-family-generic="roman"/>
    <style:font-face style:name="Sans1" svg:font-family="Sans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21/09/2017</text:date>, <text:time>19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9-21T19:26:16</dc:date>
    <meta:creation-date>2014-12-16T16:26:20Z</meta:creation-date>
    <meta:editing-cycles>191</meta:editing-cycles>
    <meta:editing-duration>P1DT15H13M15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16" meta:object-count="0"/>
  </office:meta>
</office:document-meta>
</file>